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737" officeooo:paragraph-rsid="00101737"/>
    </style:style>
    <style:style style:name="P2" style:family="paragraph" style:parent-style-name="Standard">
      <style:text-properties officeooo:rsid="0010b317" officeooo:paragraph-rsid="0010b3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ed webpack django</text:p>
      <text:p text:style-name="P1"/>
      <text:p text:style-name="P1">heroku, postgress, sendgrid, redis, sentry, docker</text:p>
      <text:p text:style-name="P1"/>
      <text:p text:style-name="P1"/>
      <text:p text:style-name="P2">make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11:05:11.837859090</meta:creation-date>
    <meta:generator>LibreOffice/6.4.7.2$Linux_X86_64 LibreOffice_project/40$Build-2</meta:generator>
    <dc:date>2022-09-16T11:20:41.371724768</dc:date>
    <meta:editing-duration>PT15M30S</meta:editing-duration>
    <meta:editing-cycles>2</meta:editing-cycles>
    <meta:document-statistic meta:table-count="0" meta:image-count="0" meta:object-count="0" meta:page-count="1" meta:paragraph-count="3" meta:word-count="10" meta:character-count="80" meta:non-whitespace-character-count="73"/>
  </office:meta>
</office:document-meta>
</file>